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49.0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peak wavelength(A)</text:p>
          </table:table-cell>
          <table:table-cell office:value-type="string" calcext:value-type="string">
            <text:p>log t</text:p>
          </table:table-cell>
        </table:table-row>
        <table:table-row table:style-name="ro1">
          <table:table-cell office:value-type="float" office:value="0.00000081" calcext:value-type="float">
            <text:p>8.1E-07</text:p>
          </table:table-cell>
          <table:table-cell table:formula="of:=LOG10([.A2])" office:value-type="float" office:value="-6.09151498112135" calcext:value-type="float">
            <text:p>-6.09151498112135</text:p>
          </table:table-cell>
          <table:table-cell table:formula="of:=7.4574-(0.9986*[.B2])" office:value-type="float" office:value="13.5403868601478" calcext:value-type="float">
            <text:p>13.5403868601478</text:p>
          </table:table-cell>
        </table:table-row>
        <table:table-row table:style-name="ro1">
          <table:table-cell office:value-type="float" office:value="0.0000008" calcext:value-type="float">
            <text:p>8E-07</text:p>
          </table:table-cell>
          <table:table-cell table:formula="of:=LOG10([.A3])" office:value-type="float" office:value="-6.09691001300806" calcext:value-type="float">
            <text:p>-6.09691001300806</text:p>
          </table:table-cell>
          <table:table-cell table:formula="of:=7.4574-(0.9986*[.B3])" office:value-type="float" office:value="13.5457743389898" calcext:value-type="float">
            <text:p>13.5457743389898</text:p>
          </table:table-cell>
        </table:table-row>
        <table:table-row table:style-name="ro1">
          <table:table-cell office:value-type="float" office:value="8E-017" calcext:value-type="float">
            <text:p>8E-17</text:p>
          </table:table-cell>
          <table:table-cell table:formula="of:=LOG10([.A4])" office:value-type="float" office:value="-16.0969100130081" calcext:value-type="float">
            <text:p>-16.0969100130081</text:p>
          </table:table-cell>
          <table:table-cell table:formula="of:=7.4574-(0.9986*[.B4])" office:value-type="float" office:value="23.5317743389898" calcext:value-type="float">
            <text:p>23.5317743389898</text:p>
          </table:table-cell>
        </table:table-row>
        <table:table-row table:style-name="ro1">
          <table:table-cell office:value-type="float" office:value="0.00000083" calcext:value-type="float">
            <text:p>8.3E-07</text:p>
          </table:table-cell>
          <table:table-cell table:formula="of:=LOG10([.A5])" office:value-type="float" office:value="-6.08092190762393" calcext:value-type="float">
            <text:p>-6.08092190762393</text:p>
          </table:table-cell>
          <table:table-cell table:formula="of:=7.4574-(0.9986*[.B5])" office:value-type="float" office:value="13.5298086169533" calcext:value-type="float">
            <text:p>13.5298086169533</text:p>
          </table:table-cell>
        </table:table-row>
        <table:table-row table:style-name="ro1">
          <table:table-cell office:value-type="float" office:value="0.0000008" calcext:value-type="float">
            <text:p>8E-07</text:p>
          </table:table-cell>
          <table:table-cell table:formula="of:=LOG10([.A6])" office:value-type="float" office:value="-6.09691001300806" calcext:value-type="float">
            <text:p>-6.09691001300806</text:p>
          </table:table-cell>
          <table:table-cell table:formula="of:=7.4574-(0.9986*[.B6])" office:value-type="float" office:value="13.5457743389898" calcext:value-type="float">
            <text:p>13.5457743389898</text:p>
          </table:table-cell>
        </table:table-row>
        <table:table-row table:style-name="ro1">
          <table:table-cell office:value-type="float" office:value="0.00000052" calcext:value-type="float">
            <text:p>5.2E-07</text:p>
          </table:table-cell>
          <table:table-cell table:formula="of:=LOG10([.A7])" office:value-type="float" office:value="-6.2839966563652" calcext:value-type="float">
            <text:p>-6.2839966563652</text:p>
          </table:table-cell>
          <table:table-cell table:formula="of:=7.4574-(0.9986*[.B7])" office:value-type="float" office:value="13.7325990610463" calcext:value-type="float">
            <text:p>13.7325990610463</text:p>
          </table:table-cell>
        </table:table-row>
        <table:table-row table:style-name="ro1">
          <table:table-cell office:value-type="float" office:value="0.00000052" calcext:value-type="float">
            <text:p>5.2E-07</text:p>
          </table:table-cell>
          <table:table-cell table:formula="of:=LOG10([.A8])" office:value-type="float" office:value="-6.2839966563652" calcext:value-type="float">
            <text:p>-6.2839966563652</text:p>
          </table:table-cell>
          <table:table-cell table:formula="of:=7.4574-(0.9986*[.B8])" office:value-type="float" office:value="13.7325990610463" calcext:value-type="float">
            <text:p>13.7325990610463</text:p>
          </table:table-cell>
        </table:table-row>
        <table:table-row table:style-name="ro1">
          <table:table-cell office:value-type="float" office:value="0.00000074" calcext:value-type="float">
            <text:p>7.4E-07</text:p>
          </table:table-cell>
          <table:table-cell table:formula="of:=LOG10([.A9])" office:value-type="float" office:value="-6.13076828026902" calcext:value-type="float">
            <text:p>-6.13076828026902</text:p>
          </table:table-cell>
          <table:table-cell table:formula="of:=7.4574-(0.9986*[.B9])" office:value-type="float" office:value="13.5795852046766" calcext:value-type="float">
            <text:p>13.5795852046766</text:p>
          </table:table-cell>
        </table:table-row>
        <table:table-row table:style-name="ro1">
          <table:table-cell office:value-type="float" office:value="0.00000079" calcext:value-type="float">
            <text:p>7.9E-07</text:p>
          </table:table-cell>
          <table:table-cell table:formula="of:=LOG10([.A10])" office:value-type="float" office:value="-6.10237290870956" calcext:value-type="float">
            <text:p>-6.10237290870956</text:p>
          </table:table-cell>
          <table:table-cell table:formula="of:=7.4574-(0.9986*[.B10])" office:value-type="float" office:value="13.5512295866374" calcext:value-type="float">
            <text:p>13.5512295866374</text:p>
          </table:table-cell>
        </table:table-row>
        <table:table-row table:style-name="ro1">
          <table:table-cell office:value-type="float" office:value="0.00000082" calcext:value-type="float">
            <text:p>8.2E-07</text:p>
          </table:table-cell>
          <table:table-cell table:formula="of:=LOG10([.A11])" office:value-type="float" office:value="-6.08618614761628" calcext:value-type="float">
            <text:p>-6.08618614761628</text:p>
          </table:table-cell>
          <table:table-cell table:formula="of:=7.4574-(0.9986*[.B11])" office:value-type="float" office:value="13.5350654870096" calcext:value-type="float">
            <text:p>13.5350654870096</text:p>
          </table:table-cell>
        </table:table-row>
        <table:table-row table:style-name="ro1">
          <table:table-cell office:value-type="float" office:value="0.00000083" calcext:value-type="float">
            <text:p>8.3E-07</text:p>
          </table:table-cell>
          <table:table-cell table:formula="of:=LOG10([.A12])" office:value-type="float" office:value="-6.08092190762393" calcext:value-type="float">
            <text:p>-6.08092190762393</text:p>
          </table:table-cell>
          <table:table-cell table:formula="of:=7.4574-(0.9986*[.B12])" office:value-type="float" office:value="13.5298086169533" calcext:value-type="float">
            <text:p>13.5298086169533</text:p>
          </table:table-cell>
        </table:table-row>
        <table:table-row table:style-name="ro1">
          <table:table-cell office:value-type="float" office:value="0.0000008" calcext:value-type="float">
            <text:p>8E-07</text:p>
          </table:table-cell>
          <table:table-cell table:formula="of:=LOG10([.A13])" office:value-type="float" office:value="-6.09691001300806" calcext:value-type="float">
            <text:p>-6.09691001300806</text:p>
          </table:table-cell>
          <table:table-cell table:formula="of:=7.4574-(0.9986*[.B13])" office:value-type="float" office:value="13.5457743389898" calcext:value-type="float">
            <text:p>13.54577433898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5:56:16.682510856</meta:creation-date>
    <dc:date>2020-02-11T16:37:34.930844209</dc:date>
    <meta:editing-duration>PT3M</meta:editing-duration>
    <meta:editing-cycles>1</meta:editing-cycles>
    <meta:document-statistic meta:table-count="1" meta:cell-count="38" meta:object-count="0"/>
    <meta:generator>LibreOffice/6.0.7.3$Linux_X86_64 LibreOffice_project/00m0$Build-3</meta:generator>
  </office:meta>
</office:document-meta>
</file>